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text-underline-style="solid" style:text-underline-width="auto" style:text-underline-color="font-color" officeooo:rsid="00034fc7" officeooo:paragraph-rsid="00034fc7"/>
    </style:style>
    <style:style style:name="P2" style:family="paragraph" style:parent-style-name="Standard" style:list-style-name="L1">
      <style:paragraph-properties fo:text-align="start" style:justify-single-word="false"/>
      <style:text-properties style:text-underline-style="solid" style:text-underline-width="auto" style:text-underline-color="font-color" officeooo:rsid="00089b9b" officeooo:paragraph-rsid="00089b9b"/>
    </style:style>
    <style:style style:name="P3" style:family="paragraph" style:parent-style-name="Standard" style:list-style-name="L1">
      <style:paragraph-properties fo:text-align="start" style:justify-single-word="false"/>
      <style:text-properties style:text-underline-style="solid" style:text-underline-width="auto" style:text-underline-color="font-color" officeooo:rsid="00089b9b" officeooo:paragraph-rsid="000c8564"/>
    </style:style>
    <style:style style:name="P4" style:family="paragraph" style:parent-style-name="Standard" style:list-style-name="L1">
      <style:paragraph-properties fo:text-align="start" style:justify-single-word="false"/>
      <style:text-properties style:text-underline-style="solid" style:text-underline-width="auto" style:text-underline-color="font-color" officeooo:rsid="000a53be" officeooo:paragraph-rsid="000c8564"/>
    </style:style>
    <style:style style:name="P5" style:family="paragraph" style:parent-style-name="Standard" style:list-style-name="L1">
      <style:paragraph-properties fo:text-align="start" style:justify-single-word="false"/>
      <style:text-properties style:text-underline-style="solid" style:text-underline-width="auto" style:text-underline-color="font-color" officeooo:rsid="000c3995" officeooo:paragraph-rsid="000c3995"/>
    </style:style>
    <style:style style:name="P6" style:family="paragraph" style:parent-style-name="Standard" style:list-style-name="L1">
      <style:paragraph-properties fo:text-align="start" style:justify-single-word="false"/>
      <style:text-properties style:text-underline-style="solid" style:text-underline-width="auto" style:text-underline-color="font-color" officeooo:rsid="000c8564" officeooo:paragraph-rsid="000c8564"/>
    </style:style>
    <style:style style:name="P7" style:family="paragraph" style:parent-style-name="Standard">
      <style:paragraph-properties fo:text-align="start" style:justify-single-word="false"/>
      <style:text-properties style:text-underline-style="none" officeooo:rsid="00034fc7" officeooo:paragraph-rsid="00034fc7"/>
    </style:style>
    <style:style style:name="P8" style:family="paragraph" style:parent-style-name="Standard">
      <style:paragraph-properties fo:text-align="start" style:justify-single-word="false"/>
      <style:text-properties style:text-underline-style="none" officeooo:rsid="00089b9b" officeooo:paragraph-rsid="000c8564"/>
    </style:style>
    <style:style style:name="P9" style:family="paragraph" style:parent-style-name="Standard" style:list-style-name="L1">
      <style:paragraph-properties fo:text-align="start" style:justify-single-word="false"/>
      <style:text-properties style:text-underline-style="none" officeooo:rsid="000a53be" officeooo:paragraph-rsid="000a53be"/>
    </style:style>
    <style:style style:name="P10" style:family="paragraph" style:parent-style-name="Standard" style:list-style-name="L1">
      <style:paragraph-properties fo:text-align="start" style:justify-single-word="false"/>
      <style:text-properties style:text-underline-style="none" officeooo:rsid="000a53be" officeooo:paragraph-rsid="000c8564"/>
    </style:style>
    <style:style style:name="P11" style:family="paragraph" style:parent-style-name="Standard" style:list-style-name="L1">
      <style:paragraph-properties fo:text-align="start" style:justify-single-word="false"/>
      <style:text-properties style:text-underline-style="none" officeooo:rsid="000c3995" officeooo:paragraph-rsid="000c8564"/>
    </style:style>
    <style:style style:name="P12" style:family="paragraph" style:parent-style-name="Standard">
      <style:paragraph-properties fo:text-align="start" style:justify-single-word="false"/>
      <style:text-properties style:text-underline-style="none" officeooo:rsid="000c3995" officeooo:paragraph-rsid="000c3995"/>
    </style:style>
    <style:style style:name="P13" style:family="paragraph" style:parent-style-name="Standard">
      <style:paragraph-properties fo:text-align="start" style:justify-single-word="false"/>
      <style:text-properties style:text-underline-style="none" officeooo:rsid="000c8564" officeooo:paragraph-rsid="000c8564"/>
    </style:style>
    <style:style style:name="P14" style:family="paragraph" style:parent-style-name="Standard" style:list-style-name="L1">
      <style:paragraph-properties fo:text-align="start" style:justify-single-word="false"/>
      <style:text-properties style:text-underline-style="none" officeooo:rsid="000c8564" officeooo:paragraph-rsid="000c8564"/>
    </style:style>
    <style:style style:name="P15" style:family="paragraph" style:parent-style-name="Standard">
      <style:paragraph-properties fo:text-align="start" style:justify-single-word="false"/>
      <style:text-properties style:text-underline-style="none" officeooo:rsid="000d9289" officeooo:paragraph-rsid="000c8564"/>
    </style:style>
    <style:style style:name="P16" style:family="paragraph" style:parent-style-name="Standard">
      <style:paragraph-properties fo:text-align="start" style:justify-single-word="false"/>
      <style:text-properties style:text-underline-style="none" officeooo:rsid="000d9289" officeooo:paragraph-rsid="000d9289"/>
    </style:style>
    <style:style style:name="P17" style:family="paragraph" style:parent-style-name="Standard">
      <style:paragraph-properties fo:text-align="start" style:justify-single-word="false"/>
      <style:text-properties officeooo:rsid="00089b9b" officeooo:paragraph-rsid="00089b9b"/>
    </style:style>
    <style:style style:name="P18" style:family="paragraph" style:parent-style-name="Standard" style:list-style-name="L1">
      <style:paragraph-properties fo:text-align="start" style:justify-single-word="false"/>
      <style:text-properties officeooo:rsid="000a53be" officeooo:paragraph-rsid="000a53be"/>
    </style:style>
    <style:style style:name="T1" style:family="text">
      <style:text-properties officeooo:rsid="000535f0"/>
    </style:style>
    <style:style style:name="T2" style:family="text">
      <style:text-properties style:text-underline-style="none"/>
    </style:style>
    <style:style style:name="T3" style:family="text">
      <style:text-properties style:text-underline-style="none" officeooo:rsid="000c8564"/>
    </style:style>
    <style:style style:name="T4" style:family="text">
      <style:text-properties officeooo:rsid="000a53be"/>
    </style:style>
    <style:style style:name="T5" style:family="text">
      <style:text-properties officeooo:rsid="000c3995"/>
    </style:style>
    <style:style style:name="T6" style:family="text">
      <style:text-properties officeooo:rsid="000c8564"/>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BOC Website Rework Documentation</text:p>
      <text:p text:style-name="P7"/>
      <text:p text:style-name="P7">Here I will outline the bulk of the changes up to this point, and explain both the inner workings of the current functionality and planned feature set I have lined up.</text:p>
      <text:p text:style-name="P7"/>
      <text:p text:style-name="P7">Firstly our old filesystem layout was a disaster. Every webpage was sitting in the same directory, but was forced to look as if they were separated by folders when viewed from a web browser. Not only did this make for difficult debugging, but it was a lazy and disorganized way to maintain a structure. I have gone through and recreated the false folder structure using real directories and have placed each file into <text:span text:style-name="T1">that structure accordingly. ( see </text:span><text:a xlink:type="simple" xlink:href="file:///T:/DROPBOX/JORDAN/Website/Rework/pages.txt"><text:span text:style-name="T1">pages.txt </text:span></text:a><text:span text:style-name="T1">for a listing of these folders )</text:span></text:p>
      <text:p text:style-name="P7"/>
      <text:p text:style-name="P17"><text:span text:style-name="T2">Changes are mostly being made on the backend of the website. The main focus has been allowing administrators to easily make their own changes, which depend on only an approval from IS. These </text:span><text:span text:style-name="T3">current</text:span><text:span text:style-name="T2"> changes include:</text:span></text:p>
      <text:list xml:id="list5923334761596695365" text:style-name="L1">
        <text:list-item>
          <text:list>
            <text:list-header>
              <text:p text:style-name="P18"><text:span text:style-name="T2"/></text:p>
            </text:list-header>
          </text:list>
        </text:list-item>
        <text:list-item>
          <text:p text:style-name="P2">Link locations, manipulation, and operations -</text:p>
          <text:list>
            <text:list-header>
              <text:p text:style-name="P9">Currently the links, beside all external refrences, are all loaded into the '#pages' division on the website, under the banner and login panel. This may not be appropriate for all pages, or even new pages that may need to be added in the future. Though it is possible at this point to manipulate this system by hand currently, it will soon be possible to swap all of the following from a link: name, type, location, window; 'name' is what is displayed in the dropdown menu; 'type' is set to 'internal' or 'external', which determines if a <text:span text:style-name="T7">speed-bump</text:span> is required; <text:span text:style-name="T5">'location' is the path to the page this link should point to, selected via a dropdown menu in the coming form</text:span>;'window' can be set to 'this', 'tab', or 'new' which respectively opens a page in either the '#pages' division, a new tab, or a new window.</text:p>
              <text:p text:style-name="P9"/>
            </text:list-header>
          </text:list>
        </text:list-item>
        <text:list-item>
          <text:p text:style-name="P2">Notifications and Warnings -</text:p>
          <text:list>
            <text:list-header>
              <text:p text:style-name="P5"><text:span text:style-name="T2">When there is a notice of any sort that needs to be added to the website, it should be as simple as typing your message and hitting send. This system will allow for the message to be formatted according to a simple markdown syntax and uploaded with an expiration date if requested. These notices are color-coded: red being the color of an important warning, yellow being the standard notification color, and blue being an upcoming event or reminder. Custom colors may be incorporated, when the functionality is fully implemented, as to allow for holiday colors or fun customizations.</text:span></text:p>
            </text:list-header>
          </text:list>
        </text:list-item>
      </text:list>
      <text:p text:style-name="P12"/>
      <text:p text:style-name="P12"/>
      <text:p text:style-name="P12"/>
      <text:p text:style-name="P13">I'm also working on many additions to be placed into the site in the future, many during the testing phase. What is available now is the stable base of the site, and with time there will be many features that, when combined, will make for a very smooth experience for users and administrators alike. These features include:</text:p>
      <text:p text:style-name="P8"/>
      <text:list xml:id="list125030658146702" text:continue-numbering="true" text:style-name="L1">
        <text:list-item>
          <text:p text:style-name="P3">Global administration panel, with <text:span text:style-name="T4">intranet-based</text:span> permissions -</text:p>
          <text:list>
            <text:list-header>
              <text:p text:style-name="P10">The admin panel will be placed onto the intranet, and not the actual website, as to add an additional layer of security. The login for this panel will be based on your email and a password that will be cryptographically hashed and salted with Sha512 algorithm to comply with a high standard of security. This panel will give an administrator the access they will need to current functionality, including all but the last from this list, and all future features.</text:p>
            </text:list-header>
          </text:list>
        </text:list-item>
      </text:list>
      <text:p text:style-name="P13"/>
      <text:list xml:id="list125030674160794" text:continue-numbering="true" text:style-name="L1">
        <text:list-item>
          <text:p text:style-name="P3"><text:soft-page-break/>Uploads and Downloads management -</text:p>
          <text:list>
            <text:list-header>
              <text:p text:style-name="P11">If a downloadable file is updated or removed it needs to be presented in an easy to use format. This was a very manual process before, but will now be an automated and simple list system. Check boxes will allow for multiple deletions, folders can be created to separate categories of downloads, files can be browsed for on a machine and uploaded, even with a different name, to be pointed to as a link in a page.</text:p>
              <text:p text:style-name="P11"/>
            </text:list-header>
          </text:list>
        </text:list-item>
        <text:list-item>
          <text:p text:style-name="P4">Navigational array -</text:p>
          <text:list>
            <text:list-header>
              <text:p text:style-name="P11">This functionality hopes to allow users to keep track of their progress when searching through pages for information, and get them quickly back to previous location when just checking out a link.</text:p>
              <text:p text:style-name="P11"/>
            </text:list-header>
          </text:list>
        </text:list-item>
        <text:list-item>
          <text:p text:style-name="P6">External Speed-Bump -</text:p>
          <text:list>
            <text:list-header>
              <text:p text:style-name="P14">Instead of taking you to another page, if an external link is selected, the user will be presented with a simple and stylish popup window informing them that they are about to be leaving the current site. This will both allow for them to <text:s/>be presented with all of the details, and pick up immediately where they left off if they decide to stay on the website.</text:p>
            </text:list-header>
          </text:list>
        </text:list-item>
      </text:list>
      <text:p text:style-name="P15"/>
      <text:p text:style-name="P16">I am open to all suggestions and criticalities, but please refrain from any stylistic suggestions including alignment, colors, or spacing unless it is an entirely new concept. The styling is not final and will mostly not be visited until very near the end of testing. If you have suggestions about how something could be made better, or a feature you would like to see for administrators, or a place where the user experience could be enhanced, or find that something just doesn't suite your needs please let me know using the '<text:a xlink:type="simple" xlink:href="http://10.0.0.140/landing/php/tracker/">Bug Tracker</text:a>' at the top of the page.</text:p>
      <text:list xml:id="list125030674140971" text:continue-numbering="true" text:style-name="L1">
        <text:list-item>
          <text:list>
            <text:list-header>
              <text:p text:style-name="P11"/>
              <text:p text:style-name="P1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8M20S</meta:editing-duration>
    <meta:editing-cycles>9</meta:editing-cycles>
    <meta:generator>LibreOffice/4.2.0.4$Windows_x86 LibreOffice_project/05dceb5d363845f2cf968344d7adab8dcfb2ba71</meta:generator>
    <dc:date>2014-06-10T12:50:30.623000000</dc:date>
    <meta:document-statistic meta:table-count="0" meta:image-count="0" meta:object-count="0" meta:page-count="2" meta:paragraph-count="24" meta:word-count="858" meta:character-count="4847" meta:non-whitespace-character-count="4024"/>
    <meta:user-defined meta:name="Info 1"/>
    <meta:user-defined meta:name="Info 2"/>
    <meta:user-defined meta:name="Info 3"/>
    <meta:user-defined meta:name="Info 4"/>
  </office:meta>
</office:document-meta>
</file>